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3.198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2.02cm"/>
    </style:style>
    <style:style style:name="co6" style:family="table-column">
      <style:table-column-properties fo:break-before="auto" style:column-width="8.885cm"/>
    </style:style>
    <style:style style:name="co7" style:family="table-column">
      <style:table-column-properties fo:break-before="auto" style:column-width="9.2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fr. Part no.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Link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Marquardt</text:p>
          </table:table-cell>
          <table:table-cell office:value-type="string" calcext:value-type="string">
            <text:p>DPST rocker switch</text:p>
          </table:table-cell>
          <table:table-cell office:value-type="float" office:value="1858.4205" calcext:value-type="float">
            <text:p>1858.4205</text:p>
          </table:table-cell>
          <table:table-cell office:value-type="string" calcext:value-type="string">
            <text:p>Main power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e.rs-online.com/web/p/rocker-switches/6077539</text:p>
          </table:table-cell>
          <table:table-cell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Surface Hall Effect Sensor 1.65 V 5.5 V, SOT-23, 3-Pin</text:p>
          </table:table-cell>
          <table:table-cell office:value-type="string" calcext:value-type="string">
            <text:p>DRV5032FCDBZT</text:p>
          </table:table-cell>
          <table:table-cell office:value-type="string" calcext:value-type="string">
            <text:p>Sens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ttps://ie.rs-online.com/web/p/motion-sensor-ics/25286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s2812b</text:p>
          </table:table-cell>
          <table:table-cell/>
          <table:table-cell office:value-type="string" calcext:value-type="string">
            <text:p>LE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ttps://www.aliexpress.com/item/4001345875756.html</text:p>
          </table:table-cell>
          <table:table-cell/>
        </table:table-row>
        <table:table-row table:style-name="ro1">
          <table:table-cell office:value-type="string" calcext:value-type="string">
            <text:p>Microchip/Atmel</text:p>
          </table:table-cell>
          <table:table-cell office:value-type="string" calcext:value-type="string">
            <text:p>ATMega644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S1117-3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minal block 1x2</text:p>
          </table:table-cell>
          <table:table-cell table:number-columns-repeated="4"/>
          <table:table-cell office:value-type="string" calcext:value-type="string">
            <text:p>TerminalBlock:TerminalBlock_Altech_AK300-2_P5.00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11:20:24.22506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4T11:17:41.778983000</meta:creation-date>
    <meta:generator>LibreOffice/25.8.2.2$MacOSX_AARCH64 LibreOffice_project/d401f2107ccab8f924a8e2df40f573aab7605b6f</meta:generator>
    <dc:date>2026-02-14T11:30:59.369258000</dc:date>
    <meta:editing-duration>PT11M</meta:editing-duration>
    <meta:editing-cycles>5</meta:editing-cycles>
    <meta:document-statistic meta:table-count="1" meta:cell-count="30" meta:object-count="0"/>
  </office:meta>
</office:document-meta>
</file>